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11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313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332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41pt" style:font-size-asian="41pt" style:font-size-complex="41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Formul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0.4cm" svg:y="8.237cm">
          <draw:text-box>
            <text:p>Sport</text:p>
          </draw:text-box>
        </draw:frame>
        <draw:frame draw:style-name="gr3" draw:layer="layout" svg:width="3cm" svg:height="0.963cm" svg:x="3cm" svg:y="8.237cm">
          <draw:text-box>
            <text:p>Nutrition</text:p>
          </draw:text-box>
        </draw:frame>
        <draw:frame draw:style-name="gr3" draw:layer="layout" svg:width="2.2cm" svg:height="0.963cm" svg:x="6.2cm" svg:y="8.237cm">
          <draw:text-box>
            <text:p>Bilan</text:p>
          </draw:text-box>
        </draw:frame>
        <draw:frame draw:style-name="gr3" draw:layer="layout" svg:width="4.2cm" svg:height="0.963cm" svg:x="11.6cm" svg:y="8.237cm">
          <draw:text-box>
            <text:p>Ressources</text:p>
          </draw:text-box>
        </draw:frame>
        <draw:frame draw:style-name="gr3" draw:layer="layout" svg:width="3.9cm" svg:height="0.963cm" svg:x="19.5cm" svg:y="8.2cm">
          <draw:text-box>
            <text:p>Messagerie</text:p>
          </draw:text-box>
        </draw:frame>
        <draw:frame draw:style-name="gr3" draw:layer="layout" svg:width="3.9cm" svg:height="0.963cm" svg:x="23.7cm" svg:y="8.237cm">
          <draw:text-box>
            <text:p>Paramètres</text:p>
          </draw:text-box>
        </draw:frame>
        <draw:circle draw:style-name="gr4" draw:text-style-name="P3" draw:layer="layout" svg:width="1cm" svg:height="1cm" svg:x="3cm" svg:y="7.4cm">
          <text:p text:style-name="P3">B</text:p>
        </draw:circle>
        <draw:circle draw:style-name="gr4" draw:text-style-name="P3" draw:layer="layout" svg:width="1cm" svg:height="1cm" svg:x="0.2cm" svg:y="7.4cm">
          <text:p text:style-name="P3">C</text:p>
        </draw:circle>
        <draw:circle draw:style-name="gr4" draw:text-style-name="P3" draw:layer="layout" svg:width="1cm" svg:height="1cm" svg:x="23.7cm" svg:y="7.4cm">
          <text:p text:style-name="P3">A</text:p>
        </draw:circle>
        <draw:frame draw:style-name="gr3" draw:layer="layout" svg:width="2.6cm" svg:height="0.963cm" svg:x="8.7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8.5cm" svg:y="7.4cm">
          <text:p text:style-name="P3">D</text:p>
        </draw:circle>
        <draw:circle draw:style-name="gr4" draw:text-style-name="P3" draw:layer="layout" svg:width="1cm" svg:height="1cm" svg:x="6cm" svg:y="7.4cm">
          <text:p text:style-name="P3">E</text:p>
        </draw:circle>
        <draw:circle draw:style-name="gr4" draw:text-style-name="P3" draw:layer="layout" svg:width="1cm" svg:height="1cm" svg:x="16cm" svg:y="7.4cm">
          <text:p text:style-name="P3">F</text:p>
        </draw:circle>
        <draw:circle draw:style-name="gr4" draw:text-style-name="P3" draw:layer="layout" svg:width="1cm" svg:height="1cm" svg:x="19.5cm" svg:y="7.4cm">
          <text:p text:style-name="P3">H</text:p>
        </draw:circle>
        <draw:circle draw:style-name="gr4" draw:text-style-name="P3" draw:layer="layout" svg:width="1cm" svg:height="1cm" svg:x="2cm" svg:y="13.4cm">
          <text:p text:style-name="P3">A.1</text:p>
        </draw:circle>
        <draw:frame draw:style-name="gr3" draw:layer="layout" svg:width="3.2cm" svg:height="0.963cm" svg:x="16cm" svg:y="8.237cm">
          <draw:text-box>
            <text:p>Formules</text:p>
          </draw:text-box>
        </draw:frame>
        <draw:circle draw:style-name="gr4" draw:text-style-name="P3" draw:layer="layout" svg:width="1cm" svg:height="1cm" svg:x="11.5cm" svg:y="7.4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Formul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7" draw:text-style-name="P4" draw:layer="layout" svg:width="3.6cm" svg:height="1.037cm" svg:x="11.5cm" svg:y="8.163cm">
          <draw:text-box>
            <text:p><text:span text:style-name="T3">Formules</text:span></text:p>
          </draw:text-box>
        </draw:frame>
        <draw:frame draw:style-name="gr3" draw:text-style-name="P6" draw:layer="layout" svg:width="6.805cm" svg:height="0.963cm" svg:x="0.895cm" svg:y="11.5cm">
          <draw:text-box>
            <text:p><text:span text:style-name="T4">Envoyer une invitation</text:span></text:p>
          </draw:text-box>
        </draw:frame>
        <draw:frame draw:style-name="gr3" draw:text-style-name="P6" draw:layer="layout" svg:width="3.006cm" svg:height="0.963cm" svg:x="9.294cm" svg:y="10.237cm">
          <draw:text-box>
            <text:p><text:span text:style-name="T4">Formule</text:span></text:p>
          </draw:text-box>
        </draw:frame>
        <draw:frame draw:style-name="gr3" draw:layer="layout" svg:width="2.2cm" svg:height="0.963cm" svg:x="0.4cm" svg:y="8.163cm">
          <draw:text-box>
            <text:p>Sport</text:p>
          </draw:text-box>
        </draw:frame>
        <draw:frame draw:style-name="gr3" draw:layer="layout" svg:width="3cm" svg:height="0.963cm" svg:x="3cm" svg:y="8.163cm">
          <draw:text-box>
            <text:p>Nutrition</text:p>
          </draw:text-box>
        </draw:frame>
        <draw:frame draw:style-name="gr3" draw:layer="layout" svg:width="2.2cm" svg:height="0.963cm" svg:x="6.2cm" svg:y="8.163cm">
          <draw:text-box>
            <text:p>Bilan</text:p>
          </draw:text-box>
        </draw:frame>
        <draw:frame draw:style-name="gr3" draw:layer="layout" svg:width="4.2cm" svg:height="0.963cm" svg:x="15.4cm" svg:y="8.163cm">
          <draw:text-box>
            <text:p>Ressources</text:p>
          </draw:text-box>
        </draw:frame>
        <draw:frame draw:style-name="gr3" draw:layer="layout" svg:width="3.9cm" svg:height="0.963cm" svg:x="19.8cm" svg:y="8.163cm">
          <draw:text-box>
            <text:p>Messagerie</text:p>
          </draw:text-box>
        </draw:frame>
        <draw:frame draw:style-name="gr3" draw:layer="layout" svg:width="3.9cm" svg:height="0.963cm" svg:x="23.9cm" svg:y="8.163cm">
          <draw:text-box>
            <text:p>Paramètres</text:p>
          </draw:text-box>
        </draw:frame>
        <draw:frame draw:style-name="gr3" draw:layer="layout" svg:width="2.6cm" svg:height="0.963cm" svg:x="8.7cm" svg:y="8.163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Formules<text:line-break/>Questions/Remarques globales</text:p>
          </draw:text-box>
        </draw:frame>
        <draw:frame draw:style-name="gr8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Finaliser la UX/UI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Formules-&gt;Liste</text:p>
          </draw:text-box>
        </draw:frame>
        <draw:frame draw:style-name="gr9" draw:text-style-name="P4" draw:layer="layout" svg:width="8cm" svg:height="0.983cm" svg:x="10.8cm" svg:y="10.437cm">
          <draw:text-box>
            <text:p text:style-name="P2"><text:span text:style-name="T3">Page Liste d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Formul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1.798cm" svg:height="0.963cm" svg:x="0.602cm" svg:y="16.324cm">
          <draw:text-box>
            <text:p><text:span text:style-name="T4">Titre</text:span></text:p>
          </draw:text-box>
        </draw:frame>
        <draw:frame draw:style-name="gr3" draw:text-style-name="P6" draw:layer="layout" svg:width="2.196cm" svg:height="0.963cm" svg:x="6.104cm" svg:y="16.324cm">
          <draw:text-box>
            <text:p><text:span text:style-name="T4">Sport</text:span></text:p>
          </draw:text-box>
        </draw:frame>
        <draw:frame draw:style-name="gr3" draw:text-style-name="P6" draw:layer="layout" svg:width="2.997cm" svg:height="0.963cm" svg:x="8.5cm" svg:y="16.324cm">
          <draw:text-box>
            <text:p><text:span text:style-name="T4">Nutrition</text:span></text:p>
          </draw:text-box>
        </draw:frame>
        <draw:frame draw:style-name="gr3" draw:text-style-name="P6" draw:layer="layout" svg:width="5.8cm" svg:height="0.963cm" svg:x="0.7cm" svg:y="14.8cm">
          <draw:text-box>
            <text:p><text:span text:style-name="T4">Total Nb Formul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6.805cm" svg:height="0.963cm" svg:x="0.4cm" svg:y="11.4cm">
          <draw:text-box>
            <text:p><text:span text:style-name="T4">Envoyer une invitation</text:span></text:p>
          </draw:text-box>
        </draw:frame>
        <draw:frame draw:style-name="gr3" draw:text-style-name="P6" draw:layer="layout" svg:width="3.997cm" svg:height="0.963cm" svg:x="11.803cm" svg:y="16.324cm">
          <draw:text-box>
            <text:p><text:span text:style-name="T4">Adapté TCA</text:span></text:p>
          </draw:text-box>
        </draw:frame>
        <draw:frame draw:style-name="gr10" draw:text-style-name="P6" draw:layer="layout" svg:width="3.997cm" svg:height="2.387cm" svg:x="16.003cm" svg:y="16.324cm">
          <draw:text-box>
            <text:p><text:span text:style-name="T4">Bilan</text:span><text:span text:style-name="T4"><text:line-break/></text:span><text:span text:style-name="T4">Nombre</text:span><text:span text:style-name="T4"><text:line-break/></text:span><text:span text:style-name="T4">Périodicité</text:span></text:p>
          </draw:text-box>
        </draw:frame>
        <draw:frame draw:style-name="gr3" draw:text-style-name="P6" draw:layer="layout" svg:width="7.197cm" svg:height="0.963cm" svg:x="20.203cm" svg:y="16.324cm">
          <draw:text-box>
            <text:p><text:span text:style-name="T4">Template Bilan associé</text:span></text:p>
          </draw:text-box>
        </draw:frame>
        <draw:frame draw:style-name="gr3" draw:text-style-name="P6" draw:layer="layout" svg:width="3.393cm" svg:height="0.963cm" svg:x="2.607cm" svg:y="16.324cm">
          <draw:text-box>
            <text:p><text:span text:style-name="T4">Nb Élèves</text:span></text:p>
          </draw:text-box>
        </draw:frame>
        <draw:frame draw:style-name="gr3" draw:text-style-name="P6" draw:layer="layout" svg:width="3.006cm" svg:height="0.963cm" svg:x="9.294cm" svg:y="10.238cm">
          <draw:text-box>
            <text:p><text:span text:style-name="T4">Formule</text:span></text:p>
          </draw:text-box>
        </draw:frame>
        <draw:frame draw:style-name="gr7" draw:text-style-name="P4" draw:layer="layout" svg:width="3.6cm" svg:height="1.037cm" svg:x="11.5cm" svg:y="8.164cm">
          <draw:text-box>
            <text:p><text:span text:style-name="T3">Formules</text:span></text:p>
          </draw:text-box>
        </draw:frame>
        <draw:frame draw:style-name="gr3" draw:layer="layout" svg:width="2.2cm" svg:height="0.963cm" svg:x="0.4cm" svg:y="8.164cm">
          <draw:text-box>
            <text:p>Sport</text:p>
          </draw:text-box>
        </draw:frame>
        <draw:frame draw:style-name="gr3" draw:layer="layout" svg:width="3cm" svg:height="0.963cm" svg:x="3cm" svg:y="8.164cm">
          <draw:text-box>
            <text:p>Nutrition</text:p>
          </draw:text-box>
        </draw:frame>
        <draw:frame draw:style-name="gr3" draw:layer="layout" svg:width="2.2cm" svg:height="0.963cm" svg:x="6.2cm" svg:y="8.164cm">
          <draw:text-box>
            <text:p>Bilan</text:p>
          </draw:text-box>
        </draw:frame>
        <draw:frame draw:style-name="gr3" draw:layer="layout" svg:width="4.2cm" svg:height="0.963cm" svg:x="15.4cm" svg:y="8.164cm">
          <draw:text-box>
            <text:p>Ressources</text:p>
          </draw:text-box>
        </draw:frame>
        <draw:frame draw:style-name="gr3" draw:layer="layout" svg:width="3.9cm" svg:height="0.963cm" svg:x="19.8cm" svg:y="8.164cm">
          <draw:text-box>
            <text:p>Messagerie</text:p>
          </draw:text-box>
        </draw:frame>
        <draw:frame draw:style-name="gr3" draw:layer="layout" svg:width="3.9cm" svg:height="0.963cm" svg:x="23.9cm" svg:y="8.164cm">
          <draw:text-box>
            <text:p>Paramètres</text:p>
          </draw:text-box>
        </draw:frame>
        <draw:frame draw:style-name="gr3" draw:layer="layout" svg:width="2.6cm" svg:height="0.963cm" svg:x="8.7cm" svg:y="8.164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Formules-&gt;Liste<text:line-break/>Questions/Remarques</text:p>
          </draw:text-box>
        </draw:frame>
        <draw:frame draw:style-name="gr8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Formules-&gt;Liste<text:line-break/>Tests</text:p>
          </draw:text-box>
        </draw:frame>
        <draw:frame draw:style-name="gr11" draw:text-style-name="P9" draw:layer="layout" svg:width="26.203cm" svg:height="16.145cm" svg:x="0.796cm" svg:y="3.818cm">
          <draw:text-box>
            <text:list text:style-name="L1">
              <text:list-item>
                <text:p><text:span text:style-name="T6">Formule</text:span></text:p>
                <text:list>
                  <text:list-item>
                    <text:p><text:span text:style-name="T7">Valider le bon affichage pour chaque formule</text:span></text:p>
                    <text:list>
                      <text:list-item>
                        <text:p><text:span text:style-name="T7">Nombre d'élèves</text:span></text:p>
                      </text:list-item>
                      <text:list-item>
                        <text:p><text:span text:style-name="T7">Programme sportif</text:span></text:p>
                      </text:list-item>
                      <text:list-item>
                        <text:p><text:span text:style-name="T7">Diète</text:span></text:p>
                      </text:list-item>
                      <text:list-item>
                        <text:p><text:span text:style-name="T7">TCA</text:span></text:p>
                      </text:list-item>
                      <text:list-item>
                        <text:p><text:span text:style-name="T7">Nombre de bilans</text:span></text:p>
                      </text:list-item>
                      <text:list-item>
                        <text:p><text:span text:style-name="T7">Périodicité des bilans</text:span></text:p>
                      </text:list-item>
                      <text:list-item>
                        <text:p><text:span text:style-name="T7">Bilan associé</text:span></text:p>
                      </text:list-item>
                    </text:list>
                  </text:list-item>
                  <text:list-item>
                    <text:p><text:span text:style-name="T7">Un clique sur la formule ouvre sa page de visualisation/modification</text:span></text:p>
                  </text:list-item>
                  <text:list-item>
                    <text:p><text:span text:style-name="T7"/></text:p>
                  </text:list-item>
                </text:list>
                <text:p><text:span text:style-name="T6"/></text:p>
              </text:list-item>
              <text:list-item>
                <text:p><text:span text:style-name="T6">Envoyer une invitation</text:span></text:p>
                <text:list>
                  <text:list-item>
                    <text:p><text:span text:style-name="T7">Valider la structure de l'email saisi</text:span></text:p>
                  </text:list-item>
                  <text:list-item>
                    <text:p><text:span text:style-name="T7">Valider la liste des formules du coach connecté</text:span></text:p>
                  </text:list-item>
                  <text:list-item>
                    <text:p><text:span text:style-name="T7">Valider le lien de paiement envoyé</text:span></text:p>
                  </text:list-item>
                </text:list>
                <text:p><text:span text:style-name="T6"/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7.6cm" svg:height="3.506cm" svg:x="0.2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9">Liste</text:span></text:p>
          </draw:text-box>
        </draw:frame>
        <draw:frame draw:style-name="gr3" draw:text-style-name="P6" draw:layer="layout" svg:width="6.805cm" svg:height="0.963cm" svg:x="0.4cm" svg:y="11.8cm">
          <draw:text-box>
            <text:p><text:span text:style-name="T4">Envoyer une invitation</text:span></text:p>
          </draw:text-box>
        </draw:frame>
        <draw:frame draw:style-name="gr2" draw:text-style-name="P4" draw:layer="layout" svg:width="3.206cm" svg:height="0.983cm" svg:x="8.994cm" svg:y="10.285cm">
          <draw:text-box>
            <text:p><text:span text:style-name="T3">Formule</text:span></text:p>
          </draw:text-box>
        </draw:frame>
        <draw:frame draw:style-name="gr7" draw:text-style-name="P4" draw:layer="layout" svg:width="3.6cm" svg:height="1.037cm" svg:x="11.5cm" svg:y="8.164cm">
          <draw:text-box>
            <text:p><text:span text:style-name="T3">Formules</text:span></text:p>
          </draw:text-box>
        </draw:frame>
        <draw:frame draw:style-name="gr3" draw:layer="layout" svg:width="2.2cm" svg:height="0.963cm" svg:x="0.4cm" svg:y="8.164cm">
          <draw:text-box>
            <text:p>Sport</text:p>
          </draw:text-box>
        </draw:frame>
        <draw:frame draw:style-name="gr3" draw:layer="layout" svg:width="3cm" svg:height="0.963cm" svg:x="3cm" svg:y="8.164cm">
          <draw:text-box>
            <text:p>Nutrition</text:p>
          </draw:text-box>
        </draw:frame>
        <draw:frame draw:style-name="gr3" draw:layer="layout" svg:width="2.2cm" svg:height="0.963cm" svg:x="6.2cm" svg:y="8.164cm">
          <draw:text-box>
            <text:p>Bilan</text:p>
          </draw:text-box>
        </draw:frame>
        <draw:frame draw:style-name="gr3" draw:layer="layout" svg:width="4.2cm" svg:height="0.963cm" svg:x="15.4cm" svg:y="8.164cm">
          <draw:text-box>
            <text:p>Ressources</text:p>
          </draw:text-box>
        </draw:frame>
        <draw:frame draw:style-name="gr3" draw:layer="layout" svg:width="3.9cm" svg:height="0.963cm" svg:x="19.8cm" svg:y="8.164cm">
          <draw:text-box>
            <text:p>Messagerie</text:p>
          </draw:text-box>
        </draw:frame>
        <draw:frame draw:style-name="gr3" draw:layer="layout" svg:width="3.9cm" svg:height="0.963cm" svg:x="23.9cm" svg:y="8.164cm">
          <draw:text-box>
            <text:p>Paramètres</text:p>
          </draw:text-box>
        </draw:frame>
        <draw:frame draw:style-name="gr3" draw:layer="layout" svg:width="2.6cm" svg:height="0.963cm" svg:x="8.7cm" svg:y="8.164cm">
          <draw:text-box>
            <text:p>Élèv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1" draw:layer="layout" svg:width="27cm" svg:height="3.506cm" svg:x="0.6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12" draw:text-style-name="P4" draw:layer="layout" svg:width="9.405cm" svg:height="0.983cm" svg:x="9.195cm" svg:y="9.217cm">
          <draw:text-box>
            <text:p text:style-name="P2"><text:span text:style-name="T3">Page de détail d'une Form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0" draw:layer="layout" svg:width="27.6cm" svg:height="3.506cm" svg:x="0.2cm" svg:y="0.837cm" presentation:class="title" presentation:user-transformed="true">
          <draw:text-box>
            <text:p><text:span text:style-name="T8">FitApp–&gt;Coach–&gt;Formules-&gt;Formul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9">Liste</text:span></text:p>
          </draw:text-box>
        </draw:frame>
        <draw:frame draw:style-name="gr10" draw:text-style-name="P6" draw:layer="layout" svg:width="3.2cm" svg:height="2.387cm" svg:x="0.4cm" svg:y="11.8cm">
          <draw:text-box>
            <text:p><text:span text:style-name="T4">Envoyer</text:span><text:span text:style-name="T4"><text:line-break/></text:span><text:span text:style-name="T4">une invitation</text:span></text:p>
          </draw:text-box>
        </draw:frame>
        <draw:frame draw:style-name="gr2" draw:text-style-name="P4" draw:layer="layout" svg:width="3.206cm" svg:height="0.983cm" svg:x="7.294cm" svg:y="10.285cm">
          <draw:text-box>
            <text:p><text:span text:style-name="T3">Formule</text:span></text:p>
          </draw:text-box>
        </draw:frame>
        <draw:frame draw:style-name="gr7" draw:text-style-name="P4" draw:layer="layout" svg:width="3.6cm" svg:height="1.037cm" svg:x="11.5cm" svg:y="8.164cm">
          <draw:text-box>
            <text:p><text:span text:style-name="T3">Formules</text:span></text:p>
          </draw:text-box>
        </draw:frame>
        <draw:frame draw:style-name="gr3" draw:text-style-name="P6" draw:layer="layout" svg:width="2.2cm" svg:height="0.963cm" svg:x="0.4cm" svg:y="8.164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3cm" svg:y="8.164cm">
          <draw:text-box>
            <text:p><text:span text:style-name="T4">Nutrition</text:span></text:p>
          </draw:text-box>
        </draw:frame>
        <draw:frame draw:style-name="gr3" draw:text-style-name="P6" draw:layer="layout" svg:width="2.2cm" svg:height="0.963cm" svg:x="6.2cm" svg:y="8.164cm">
          <draw:text-box>
            <text:p><text:span text:style-name="T4">Bilan</text:span></text:p>
          </draw:text-box>
        </draw:frame>
        <draw:frame draw:style-name="gr3" draw:text-style-name="P6" draw:layer="layout" svg:width="4.2cm" svg:height="0.963cm" svg:x="15.4cm" svg:y="8.164cm">
          <draw:text-box>
            <text:p><text:span text:style-name="T4">Ressources</text:span></text:p>
          </draw:text-box>
        </draw:frame>
        <draw:frame draw:style-name="gr3" draw:text-style-name="P6" draw:layer="layout" svg:width="3.9cm" svg:height="0.963cm" svg:x="19.8cm" svg:y="8.164cm">
          <draw:text-box>
            <text:p><text:span text:style-name="T4">Messagerie</text:span></text:p>
          </draw:text-box>
        </draw:frame>
        <draw:frame draw:style-name="gr3" draw:text-style-name="P6" draw:layer="layout" svg:width="3.9cm" svg:height="0.963cm" svg:x="23.9cm" svg:y="8.164cm">
          <draw:text-box>
            <text:p><text:span text:style-name="T4">Paramètres</text:span></text:p>
          </draw:text-box>
        </draw:frame>
        <draw:frame draw:style-name="gr3" draw:text-style-name="P6" draw:layer="layout" svg:width="2.6cm" svg:height="0.963cm" svg:x="8.7cm" svg:y="8.164cm">
          <draw:text-box>
            <text:p><text:span text:style-name="T4">Élèves</text:span></text:p>
          </draw:text-box>
        </draw:frame>
        <draw:frame draw:style-name="gr3" draw:text-style-name="P6" draw:layer="layout" svg:width="1.798cm" svg:height="0.963cm" svg:x="7.902cm" svg:y="11.8cm">
          <draw:text-box>
            <text:p><text:span text:style-name="T4">Titre</text:span></text:p>
          </draw:text-box>
        </draw:frame>
        <draw:frame draw:style-name="gr3" draw:text-style-name="P6" draw:layer="layout" svg:width="2.196cm" svg:height="0.963cm" svg:x="10.2cm" svg:y="11.8cm">
          <draw:text-box>
            <text:p><text:span text:style-name="T4">Sport</text:span></text:p>
          </draw:text-box>
        </draw:frame>
        <draw:frame draw:style-name="gr3" draw:text-style-name="P6" draw:layer="layout" svg:width="2.997cm" svg:height="0.963cm" svg:x="12.603cm" svg:y="11.8cm">
          <draw:text-box>
            <text:p><text:span text:style-name="T4">Nutrition</text:span></text:p>
          </draw:text-box>
        </draw:frame>
        <draw:frame draw:style-name="gr13" draw:text-style-name="P6" draw:layer="layout" svg:width="2.597cm" svg:height="1.675cm" svg:x="15.8cm" svg:y="11.8cm">
          <draw:text-box>
            <text:p><text:span text:style-name="T4">Adapté</text:span><text:span text:style-name="T4"><text:line-break/></text:span><text:span text:style-name="T4">TCA</text:span></text:p>
          </draw:text-box>
        </draw:frame>
        <draw:frame draw:style-name="gr10" draw:text-style-name="P6" draw:layer="layout" svg:width="3.997cm" svg:height="2.387cm" svg:x="18.603cm" svg:y="11.8cm">
          <draw:text-box>
            <text:p><text:span text:style-name="T4">Bilan</text:span><text:span text:style-name="T4"><text:line-break/></text:span><text:span text:style-name="T4">Nombre</text:span><text:span text:style-name="T4"><text:line-break/></text:span><text:span text:style-name="T4">Périodicité</text:span></text:p>
          </draw:text-box>
        </draw:frame>
        <draw:frame draw:style-name="gr13" draw:text-style-name="P6" draw:layer="layout" svg:width="4.797cm" svg:height="1.675cm" svg:x="22.803cm" svg:y="11.8cm">
          <draw:text-box>
            <text:p><text:span text:style-name="T4">Template Bilan</text:span><text:span text:style-name="T4"><text:line-break/></text:span><text:span text:style-name="T4">associ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1" draw:layer="layout" svg:width="27cm" svg:height="3.506cm" svg:x="0.6cm" svg:y="0.837cm" presentation:class="title" presentation:user-transformed="true">
          <draw:text-box>
            <text:p><text:span text:style-name="T8">FitApp–&gt;Coach–&gt;Formules</text:span><text:span text:style-name="T8">-&gt;Formule</text:span></text:p>
          </draw:text-box>
        </draw:frame>
        <draw:frame draw:style-name="gr14" draw:text-style-name="P4" draw:layer="layout" svg:width="18.4cm" svg:height="0.983cm" svg:x="4.8cm" svg:y="9.218cm">
          <draw:text-box>
            <text:p text:style-name="P2"><text:span text:style-name="T3">Page d'association d'un Template de Bilan et une Form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6.2cm" svg:height="5.209cm" svg:x="0.8cm" svg:y="-0.014cm" presentation:class="title" presentation:user-transformed="true">
          <draw:text-box>
            <text:p><text:span text:style-name="T8">FitApp–&gt;Coach–&gt;Formules</text:span><text:span text:style-name="T8">-&gt;Formule</text:span><text:line-break/>Questions/Remarques</text:p>
          </draw:text-box>
        </draw:frame>
        <draw:frame draw:style-name="gr8" draw:text-style-name="P8" draw:layer="layout" svg:width="21.792cm" svg:height="10.053cm" svg:x="2.183cm" svg:y="6.611cm">
          <draw:text-box>
            <text:list text:style-name="L1">
              <text:list-item>
                <text:p><text:span text:style-name="T5">Aucune (en attente UX/UI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6.2cm" svg:height="5.209cm" svg:x="0.8cm" svg:y="-0.714cm" presentation:class="title" presentation:user-transformed="true">
          <draw:text-box>
            <text:p>FitApp–&gt;Coach–&gt;<text:span text:style-name="T8">Formules</text:span>-&gt;<text:span text:style-name="T8">Formule</text:span><text:line-break/>Tests</text:p>
          </draw:text-box>
        </draw:frame>
        <draw:frame draw:style-name="gr15" draw:text-style-name="P9" draw:layer="layout" svg:width="27cm" svg:height="15.182cm" svg:x="0.4cm" svg:y="3.818cm">
          <draw:text-box>
            <text:list text:style-name="L1">
              <text:list-item>
                <text:p><text:span text:style-name="T6">Formule</text:span></text:p>
                <text:list>
                  <text:list-item>
                    <text:p><text:span text:style-name="T7">Valider le bon affichage pour trois formules</text:span></text:p>
                    <text:list>
                      <text:list-item>
                        <text:p><text:span text:style-name="T7">Sport, Nutrition, TCA, nombre de bilans et les périodicités, Template de bilan associé</text:span>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><text:span text:style-name="T6">Template de bialnTableau de bord - Sport</text:span></text:p>
                <text:list>
                  <text:list-item>
                    <text:p><text:span text:style-name="T7">Un clique sur « Répondre » ouvre l'onglet Messagerie avec l'élève choisi et le tag #sport</text:span></text:p>
                  </text:list-item>
                  <text:list-item>
                    <text:p><text:span text:style-name="T7">Un clique sur « Historique des programmes » renvoie vers le fenêtre Sport de l'élève</text:span></text:p>
                  </text:list-item>
                  <text:list-item>
                    <text:p><text:span text:style-name="T7">Un clique sur « Assigner un nouveau programme » ouvre la même pop-up d'assignation d'un Programme sportif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Nutrition</text:span></text:p>
                <text:list>
                  <text:list-item>
                    <text:p><text:span text:style-name="T7">Un clique sur « Répondre » ouvre l'onglet Messagerie avec l'élève choisi et le tag #nutrition</text:span></text:p>
                  </text:list-item>
                  <text:list-item>
                    <text:p><text:span text:style-name="T7">Un clique sur « Historique des diètes» renvoie vers le fenêtre Nutrition de l'élève</text:span></text:p>
                  </text:list-item>
                  <text:list-item>
                    <text:p><text:span text:style-name="T7">Un clique sur « Assigner une nouvelle diète » ouvre la même pop-up d'assignation d'une Diète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Bilan</text:span></text:p>
                <text:list>
                  <text:list-item>
                    <text:p><text:span text:style-name="T7">Un clique sur «Accéder au bilan complet + historique » renvoie vers le fenêtre Bilan de l'élève</text:span></text:p>
                  </text:list-item>
                  <text:list-item>
                    <text:p><text:span text:style-name="T7">Valider les redirections : Créer et modifier</text:span></text:p>
                  </text:list-item>
                  <text:list-item>
                    <text:p><text:span text:style-name="T7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Formule</text:span></text:p>
                <text:list>
                  <text:list-item>
                    <text:p><text:span text:style-name="T7">Un clique sur «Gérer l'abonnement » renvoie vers le fenêtre Paramètre de l'élè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7H52M53S</meta:editing-duration>
    <meta:editing-cycles>131</meta:editing-cycles>
    <dc:date>2022-06-13T11:48:44.79</dc:date>
    <dc:creator>Yvan Excoffier</dc:creator>
    <meta:generator>OpenOffice/4.1.12$Win32 OpenOffice.org_project/4112m1$Build-9809</meta:generator>
    <meta:document-statistic meta:object-count="154"/>
  </office:meta>
</office:document-meta>
</file>